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5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857cm" svg:height="8.926cm" svg:x="1.615cm" svg:y="9.75cm">
            <draw:object draw:notify-on-update-of-ranges="Tabelle1.A8:Tabelle1.A8 Tabelle1.A9:Tabelle1.A20 Tabelle1.B8:Tabelle1.B8 Tabelle1.B9:Tabelle1.B20 Tabelle1.A8:Tabelle1.A8 Tabelle1.A9:Tabelle1.A20 Tabelle1.F8:Tabelle1.F8 Tabelle1.F9:Tabelle1.F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office:value-type="string">
            <text:p>Druck auf Meereshöhe</text:p>
          </table:table-cell>
          <table:table-cell/>
          <table:table-cell office:value-type="float" office:value="101300">
            <text:p>101300</text:p>
          </table:table-cell>
          <table:table-cell office:value-type="string">
            <text:p>Pa</text:p>
          </table:table-cell>
          <table:table-cell table:number-columns-repeated="2"/>
        </table:table-row>
        <table:table-row table:style-name="ro3">
          <table:table-cell office:value-type="string">
            <text:p>Dichte auf Meereshöhe</text:p>
          </table:table-cell>
          <table:table-cell/>
          <table:table-cell office:value-type="float" office:value="1.3">
            <text:p>1.3</text:p>
          </table:table-cell>
          <table:table-cell office:value-type="string">
            <text:p>kg/m^3</text:p>
          </table:table-cell>
          <table:table-cell table:number-columns-repeated="2"/>
        </table:table-row>
        <table:table-row table:style-name="ro3">
          <table:table-cell office:value-type="string">
            <text:p>Fallbeschleunigung</text:p>
          </table:table-cell>
          <table:table-cell/>
          <table:table-cell office:value-type="float" office:value="9.81">
            <text:p>9.81</text:p>
          </table:table-cell>
          <table:table-cell office:value-type="string">
            <text:p>m/s^2</text:p>
          </table:table-cell>
          <table:table-cell table:number-columns-repeated="2"/>
        </table:table-row>
        <table:table-row table:style-name="ro3">
          <table:table-cell office:value-type="string">
            <text:p>Dicke der Luftschicht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Höhe (km)</text:p>
          </table:table-cell>
          <table:table-cell office:value-type="string">
            <text:p>Druck (Pa)</text:p>
          </table:table-cell>
          <table:table-cell office:value-type="string">
            <text:p>Dichte (kg/m^3)</text:p>
          </table:table-cell>
          <table:table-cell office:value-type="string">
            <text:p>Druckänderung (Pa)</text:p>
          </table:table-cell>
          <table:table-cell office:value-type="string">
            <text:p>Druck in % auf Meereshöhe</text:p>
          </table:table-cell>
          <table:table-cell office:value-type="string">
            <text:p>Barometrische Höhenformel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C3]" office:value-type="float" office:value="101300">
            <text:p>101300</text:p>
          </table:table-cell>
          <table:table-cell table:formula="of:=[.C4]" office:value-type="float" office:value="1.3">
            <text:p>1.3</text:p>
          </table:table-cell>
          <table:table-cell table:formula="of:=[.C9]*[.$C$5]*[.$C$6]" office:value-type="float" office:value="12753">
            <text:p>12753</text:p>
          </table:table-cell>
          <table:table-cell table:formula="of:=([.B9]/[.$C$3])*100" office:value-type="float" office:value="100">
            <text:p>100</text:p>
          </table:table-cell>
          <table:table-cell table:formula="of:=[.$C$3]*EXP(-(([.$C$4]*[.$C$5])/[.$C$3])*[.A9])" office:value-type="float" office:value="101300">
            <text:p>101300</text:p>
          </table:table-cell>
        </table:table-row>
        <table:table-row table:style-name="ro3">
          <table:table-cell table:formula="of:=[.A9]+[.$C$6]" office:value-type="float" office:value="1000">
            <text:p>1000</text:p>
          </table:table-cell>
          <table:table-cell table:formula="of:=[.B9]-[.D9]" office:value-type="float" office:value="88547">
            <text:p>88547</text:p>
          </table:table-cell>
          <table:table-cell table:formula="of:=([.B10]/[.B9])*[.C9]" office:value-type="float" office:value="1.1363385982231">
            <text:p>1.1363385982</text:p>
          </table:table-cell>
          <table:table-cell table:formula="of:=[.C10]*[.$C$5]*[.$C$6]" office:value-type="float" office:value="11147.4816485686">
            <text:p>11147.4816485686</text:p>
          </table:table-cell>
          <table:table-cell table:formula="of:=([.B10]/[.$C$3])*100" office:value-type="float" office:value="87.4106614017769">
            <text:p>87.4106614018</text:p>
          </table:table-cell>
          <table:table-cell table:formula="of:=[.$C$3]*EXP(-(([.$C$4]*[.$C$5])/[.$C$3])*[.A10])" office:value-type="float" office:value="89317.1059270829">
            <text:p>89317.1059270829</text:p>
          </table:table-cell>
        </table:table-row>
        <table:table-row table:style-name="ro3">
          <table:table-cell table:formula="of:=[.A10]+[.$C$6]" office:value-type="float" office:value="2000">
            <text:p>2000</text:p>
          </table:table-cell>
          <table:table-cell table:formula="of:=[.B10]-[.D10]" office:value-type="float" office:value="77399.5183514314">
            <text:p>77399.5183514314</text:p>
          </table:table-cell>
          <table:table-cell table:formula="of:=([.B11]/[.B10])*[.C10]" office:value-type="float" office:value="0.993281084470492">
            <text:p>0.9932810845</text:p>
          </table:table-cell>
          <table:table-cell table:formula="of:=[.C11]*[.$C$5]*[.$C$6]" office:value-type="float" office:value="9744.08743865553">
            <text:p>9744.0874386555</text:p>
          </table:table-cell>
          <table:table-cell table:formula="of:=([.B11]/[.$C$3])*100" office:value-type="float" office:value="76.4062372669609">
            <text:p>76.406237267</text:p>
          </table:table-cell>
          <table:table-cell table:formula="of:=[.$C$3]*EXP(-(([.$C$4]*[.$C$5])/[.$C$3])*[.A11])" office:value-type="float" office:value="78751.6822427417">
            <text:p>78751.6822427417</text:p>
          </table:table-cell>
        </table:table-row>
        <table:table-row table:style-name="ro3">
          <table:table-cell table:formula="of:=[.A11]+[.$C$6]" office:value-type="float" office:value="3000">
            <text:p>3000</text:p>
          </table:table-cell>
          <table:table-cell table:formula="of:=[.B11]-[.D11]" office:value-type="float" office:value="67655.4309127759">
            <text:p>67655.4309127759</text:p>
          </table:table-cell>
          <table:table-cell table:formula="of:=([.B12]/[.B11])*[.C11]" office:value-type="float" office:value="0.868233565514399">
            <text:p>0.8682335655</text:p>
          </table:table-cell>
          <table:table-cell table:formula="of:=[.C12]*[.$C$5]*[.$C$6]" office:value-type="float" office:value="8517.37127769626">
            <text:p>8517.3712776963</text:p>
          </table:table-cell>
          <table:table-cell table:formula="of:=([.B12]/[.$C$3])*100" office:value-type="float" office:value="66.7871973472615">
            <text:p>66.7871973473</text:p>
          </table:table-cell>
          <table:table-cell table:formula="of:=[.$C$3]*EXP(-(([.$C$4]*[.$C$5])/[.$C$3])*[.A12])" office:value-type="float" office:value="69436.0547365344">
            <text:p>69436.0547365344</text:p>
          </table:table-cell>
        </table:table-row>
        <table:table-row table:style-name="ro3">
          <table:table-cell table:formula="of:=[.A12]+[.$C$6]" office:value-type="float" office:value="4000">
            <text:p>4000</text:p>
          </table:table-cell>
          <table:table-cell table:formula="of:=[.B12]-[.D12]" office:value-type="float" office:value="59138.0596350796">
            <text:p>59138.0596350796</text:p>
          </table:table-cell>
          <table:table-cell table:formula="of:=([.B13]/[.B12])*[.C12]" office:value-type="float" office:value="0.758928702128366">
            <text:p>0.7589287021</text:p>
          </table:table-cell>
          <table:table-cell table:formula="of:=[.C13]*[.$C$5]*[.$C$6]" office:value-type="float" office:value="7445.09056787927">
            <text:p>7445.0905678793</text:p>
          </table:table-cell>
          <table:table-cell table:formula="of:=([.B13]/[.$C$3])*100" office:value-type="float" office:value="58.3791309329512">
            <text:p>58.379130933</text:p>
          </table:table-cell>
          <table:table-cell table:formula="of:=[.$C$3]*EXP(-(([.$C$4]*[.$C$5])/[.$C$3])*[.A13])" office:value-type="float" office:value="61222.3835741536">
            <text:p>61222.3835741536</text:p>
          </table:table-cell>
        </table:table-row>
        <table:table-row table:style-name="ro3">
          <table:table-cell table:formula="of:=[.A13]+[.$C$6]" office:value-type="float" office:value="5000">
            <text:p>5000</text:p>
          </table:table-cell>
          <table:table-cell table:formula="of:=[.B13]-[.D13]" office:value-type="float" office:value="51692.9690672003">
            <text:p>51692.9690672003</text:p>
          </table:table-cell>
          <table:table-cell table:formula="of:=([.B14]/[.B13])*[.C13]" office:value-type="float" office:value="0.663384598098326">
            <text:p>0.6633845981</text:p>
          </table:table-cell>
          <table:table-cell table:formula="of:=[.C14]*[.$C$5]*[.$C$6]" office:value-type="float" office:value="6507.80290734458">
            <text:p>6507.8029073446</text:p>
          </table:table-cell>
          <table:table-cell table:formula="of:=([.B14]/[.$C$3])*100" office:value-type="float" office:value="51.029584469102">
            <text:p>51.0295844691</text:p>
          </table:table-cell>
          <table:table-cell table:formula="of:=[.$C$3]*EXP(-(([.$C$4]*[.$C$5])/[.$C$3])*[.A14])" office:value-type="float" office:value="53980.3170661518">
            <text:p>53980.3170661518</text:p>
          </table:table-cell>
        </table:table-row>
        <table:table-row table:style-name="ro3">
          <table:table-cell table:formula="of:=[.A14]+[.$C$6]" office:value-type="float" office:value="6000">
            <text:p>6000</text:p>
          </table:table-cell>
          <table:table-cell table:formula="of:=[.B14]-[.D14]" office:value-type="float" office:value="45185.1661598557">
            <text:p>45185.1661598557</text:p>
          </table:table-cell>
          <table:table-cell table:formula="of:=([.B15]/[.B14])*[.C14]" office:value-type="float" office:value="0.579868864835266">
            <text:p>0.5798688648</text:p>
          </table:table-cell>
          <table:table-cell table:formula="of:=[.C15]*[.$C$5]*[.$C$6]" office:value-type="float" office:value="5688.51356403396">
            <text:p>5688.513564034</text:p>
          </table:table-cell>
          <table:table-cell table:formula="of:=([.B15]/[.$C$3])*100" office:value-type="float" office:value="44.6052972950205">
            <text:p>44.605297295</text:p>
          </table:table-cell>
          <table:table-cell table:formula="of:=[.$C$3]*EXP(-(([.$C$4]*[.$C$5])/[.$C$3])*[.A15])" office:value-type="float" office:value="47594.922975074">
            <text:p>47594.922975074</text:p>
          </table:table-cell>
        </table:table-row>
        <table:table-row table:style-name="ro3">
          <table:table-cell table:formula="of:=[.A15]+[.$C$6]" office:value-type="float" office:value="7000">
            <text:p>7000</text:p>
          </table:table-cell>
          <table:table-cell table:formula="of:=[.B15]-[.D15]" office:value-type="float" office:value="39496.6525958218">
            <text:p>39496.6525958218</text:p>
          </table:table-cell>
          <table:table-cell table:formula="of:=([.B16]/[.B15])*[.C15]" office:value-type="float" office:value="0.506867210015482">
            <text:p>0.50686721</text:p>
          </table:table-cell>
          <table:table-cell table:formula="of:=[.C16]*[.$C$5]*[.$C$6]" office:value-type="float" office:value="4972.36733025188">
            <text:p>4972.3673302519</text:p>
          </table:table-cell>
          <table:table-cell table:formula="of:=([.B16]/[.$C$3])*100" office:value-type="float" office:value="38.9897853858063">
            <text:p>38.9897853858</text:p>
          </table:table-cell>
          <table:table-cell table:formula="of:=[.$C$3]*EXP(-(([.$C$4]*[.$C$5])/[.$C$3])*[.A16])" office:value-type="float" office:value="41964.8645306618">
            <text:p>41964.8645306618</text:p>
          </table:table-cell>
        </table:table-row>
        <table:table-row table:style-name="ro3">
          <table:table-cell table:formula="of:=[.A16]+[.$C$6]" office:value-type="float" office:value="8000">
            <text:p>8000</text:p>
          </table:table-cell>
          <table:table-cell table:formula="of:=[.B16]-[.D16]" office:value-type="float" office:value="34524.2852655699">
            <text:p>34524.2852655699</text:p>
          </table:table-cell>
          <table:table-cell table:formula="of:=([.B17]/[.B16])*[.C16]" office:value-type="float" office:value="0.443055980703266">
            <text:p>0.4430559807</text:p>
          </table:table-cell>
          <table:table-cell table:formula="of:=[.C17]*[.$C$5]*[.$C$6]" office:value-type="float" office:value="4346.37917069904">
            <text:p>4346.3791706991</text:p>
          </table:table-cell>
          <table:table-cell table:formula="of:=([.B17]/[.$C$3])*100" office:value-type="float" office:value="34.0812292848666">
            <text:p>34.0812292849</text:p>
          </table:table-cell>
          <table:table-cell table:formula="of:=[.$C$3]*EXP(-(([.$C$4]*[.$C$5])/[.$C$3])*[.A17])" office:value-type="float" office:value="37000.7922063257">
            <text:p>37000.7922063257</text:p>
          </table:table-cell>
        </table:table-row>
        <table:table-row table:style-name="ro3">
          <table:table-cell table:formula="of:=[.A17]+[.$C$6]" office:value-type="float" office:value="9000">
            <text:p>9000</text:p>
          </table:table-cell>
          <table:table-cell table:formula="of:=[.B17]-[.D17]" office:value-type="float" office:value="30177.9060948709">
            <text:p>30177.9060948709</text:p>
          </table:table-cell>
          <table:table-cell table:formula="of:=([.B18]/[.B17])*[.C17]" office:value-type="float" office:value="0.387278163112854">
            <text:p>0.3872781631</text:p>
          </table:table-cell>
          <table:table-cell table:formula="of:=[.C18]*[.$C$5]*[.$C$6]" office:value-type="float" office:value="3799.1987801371">
            <text:p>3799.1987801371</text:p>
          </table:table-cell>
          <table:table-cell table:formula="of:=([.B18]/[.$C$3])*100" office:value-type="float" office:value="29.790627931758">
            <text:p>29.7906279318</text:p>
          </table:table-cell>
          <table:table-cell table:formula="of:=[.$C$3]*EXP(-(([.$C$4]*[.$C$5])/[.$C$3])*[.A18])" office:value-type="float" office:value="32623.9257342387">
            <text:p>32623.9257342387</text:p>
          </table:table-cell>
        </table:table-row>
        <table:table-row table:style-name="ro3">
          <table:table-cell table:formula="of:=[.A18]+[.$C$6]" office:value-type="float" office:value="10000">
            <text:p>10000</text:p>
          </table:table-cell>
          <table:table-cell table:formula="of:=[.B18]-[.D18]" office:value-type="float" office:value="26378.7073147338">
            <text:p>26378.7073147338</text:p>
          </table:table-cell>
          <table:table-cell table:formula="of:=([.B19]/[.B18])*[.C18]" office:value-type="float" office:value="0.338522403841598">
            <text:p>0.3385224038</text:p>
          </table:table-cell>
          <table:table-cell table:formula="of:=[.C19]*[.$C$5]*[.$C$6]" office:value-type="float" office:value="3320.90478168608">
            <text:p>3320.9047816861</text:p>
          </table:table-cell>
          <table:table-cell table:formula="of:=([.B19]/[.$C$3])*100" office:value-type="float" office:value="26.0401849108922">
            <text:p>26.0401849109</text:p>
          </table:table-cell>
          <table:table-cell table:formula="of:=[.$C$3]*EXP(-(([.$C$4]*[.$C$5])/[.$C$3])*[.A19])" office:value-type="float" office:value="28764.8038555013">
            <text:p>28764.8038555013</text:p>
          </table:table-cell>
        </table:table-row>
        <table:table-row table:style-name="ro3">
          <table:table-cell table:formula="of:=[.A19]+[.$C$6]" office:value-type="float" office:value="11000">
            <text:p>11000</text:p>
          </table:table-cell>
          <table:table-cell table:formula="of:=[.B19]-[.D19]" office:value-type="float" office:value="23057.8025330477">
            <text:p>23057.8025330477</text:p>
          </table:table-cell>
          <table:table-cell table:formula="of:=([.B20]/[.B19])*[.C19]" office:value-type="float" office:value="0.295904672191135">
            <text:p>0.2959046722</text:p>
          </table:table-cell>
          <table:table-cell table:formula="of:=[.C20]*[.$C$5]*[.$C$6]" office:value-type="float" office:value="2902.82483419504">
            <text:p>2902.824834195</text:p>
          </table:table-cell>
          <table:table-cell table:formula="of:=([.B20]/[.$C$3])*100" office:value-type="float" office:value="22.7618978608565">
            <text:p>22.7618978609</text:p>
          </table:table-cell>
          <table:table-cell table:formula="of:=[.$C$3]*EXP(-(([.$C$4]*[.$C$5])/[.$C$3])*[.A20])" office:value-type="float" office:value="25362.1819638062">
            <text:p>25362.1819638062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20:53:11</meta:creation-date>
    <dc:date>2014-02-27T21:30:18</dc:date>
    <meta:editing-duration>PT5M7S</meta:editing-duration>
    <meta:editing-cycles>1</meta:editing-cycles>
    <meta:document-statistic meta:table-count="3" meta:cell-count="9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58cm" svg:height="8.927cm" xlink:href=".." xlink:type="simple" chart:class="chart:scatter" chart:style-name="ch1">
        <chart:title svg:x="1.363cm" svg:y="0.314cm" chart:style-name="ch2">
          <text:p>Vergleich zwischen Schichtmodel und Barometrischer Höhenformel</text:p>
        </chart:title>
        <chart:legend chart:legend-position="end" svg:x="10.281cm" svg:y="3.915cm" style:legend-expansion="high" chart:style-name="ch3"/>
        <chart:plot-area chart:style-name="ch4" table:cell-range-address="Tabelle1.A8:Tabelle1.B20 Tabelle1.F8:Tabelle1.F20" chart:data-source-has-labels="row" svg:x="1.328cm" svg:y="1.627cm" svg:width="8.319cm" svg:height="6.141cm">
          <chartooo:coordinate-region svg:x="2.69cm" svg:y="1.826cm" svg:width="6.492cm" svg:height="5.295cm"/>
          <chart:axis chart:dimension="x" chart:name="primary-x" chart:style-name="ch5">
            <chart:title svg:x="4.742cm" svg:y="7.946cm" chart:style-name="ch6">
              <text:p>Höhe (m)</text:p>
            </chart:title>
          </chart:axis>
          <chart:axis chart:dimension="y" chart:name="primary-y" chart:style-name="ch5">
            <chart:title svg:x="0.451cm" svg:y="5.522cm" chart:style-name="ch7">
              <text:p>Druck (Pa)</text:p>
            </chart:title>
            <chart:grid chart:style-name="ch8" chart:class="major"/>
          </chart:axis>
          <chart:series chart:style-name="ch9" chart:values-cell-range-address="Tabelle1.B9:Tabelle1.B20" chart:label-cell-address="Tabelle1.B8:Tabelle1.B8" chart:class="chart:scatter">
            <chart:domain table:cell-range-address="Tabelle1.A9:Tabelle1.A20"/>
            <chart:data-point chart:repeated="12"/>
          </chart:series>
          <chart:series chart:style-name="ch10" chart:values-cell-range-address="Tabelle1.F9:Tabelle1.F20" chart:label-cell-address="Tabelle1.F8:Tabelle1.F8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ruck (Pa)</text:p>
                <draw:g>
                  <svg:desc>Tabelle1.B8:Tabelle1.B8</svg:desc>
                </draw:g>
              </table:table-cell>
              <table:table-cell office:value-type="string">
                <text:p>Barometrische Höhenformel</text:p>
                <draw:g>
                  <svg:desc>Tabelle1.F8:Tabelle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9:Tabelle1.A20</svg:desc>
                </draw:g>
              </table:table-cell>
              <table:table-cell office:value-type="float" office:value="101300">
                <text:p>101300</text:p>
                <draw:g>
                  <svg:desc>Tabelle1.B9:Tabelle1.B20</svg:desc>
                </draw:g>
              </table:table-cell>
              <table:table-cell office:value-type="float" office:value="101300">
                <text:p>101300</text:p>
                <draw:g>
                  <svg:desc>Tabelle1.F9:Tabelle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88547">
                <text:p>88547</text:p>
              </table:table-cell>
              <table:table-cell office:value-type="float" office:value="89317.1059270829">
                <text:p>89317.1059270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77399.5183514314">
                <text:p>77399.5183514314</text:p>
              </table:table-cell>
              <table:table-cell office:value-type="float" office:value="78751.6822427417">
                <text:p>78751.682242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67655.4309127759">
                <text:p>67655.4309127759</text:p>
              </table:table-cell>
              <table:table-cell office:value-type="float" office:value="69436.0547365344">
                <text:p>69436.0547365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59138.0596350796">
                <text:p>59138.0596350796</text:p>
              </table:table-cell>
              <table:table-cell office:value-type="float" office:value="61222.3835741536">
                <text:p>61222.3835741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51692.9690672003">
                <text:p>51692.9690672003</text:p>
              </table:table-cell>
              <table:table-cell office:value-type="float" office:value="53980.3170661518">
                <text:p>53980.3170661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45185.1661598557">
                <text:p>45185.1661598557</text:p>
              </table:table-cell>
              <table:table-cell office:value-type="float" office:value="47594.922975074">
                <text:p>47594.9229750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39496.6525958218">
                <text:p>39496.6525958218</text:p>
              </table:table-cell>
              <table:table-cell office:value-type="float" office:value="41964.8645306618">
                <text:p>41964.8645306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34524.2852655699">
                <text:p>34524.2852655699</text:p>
              </table:table-cell>
              <table:table-cell office:value-type="float" office:value="37000.7922063257">
                <text:p>37000.792206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30177.9060948709">
                <text:p>30177.9060948709</text:p>
              </table:table-cell>
              <table:table-cell office:value-type="float" office:value="32623.9257342387">
                <text:p>32623.9257342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26378.7073147338">
                <text:p>26378.7073147338</text:p>
              </table:table-cell>
              <table:table-cell office:value-type="float" office:value="28764.8038555013">
                <text:p>28764.8038555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23057.8025330477">
                <text:p>23057.8025330477</text:p>
              </table:table-cell>
              <table:table-cell office:value-type="float" office:value="25362.1819638062">
                <text:p>25362.1819638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